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001cm" svg:height="9.004cm" svg:x="11.767cm" svg:y="2.258cm">
            <draw:object draw:notify-on-update-of-ranges="Planilha1.A1:Planilha1.A1 Planilha1.A1:Planilha1.A1 Planilha1.A2:Planilha1.A26 Planilha1.A1:Planilha1.B1 Planilha1.B2:Planilha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otencia de transmissão</text:p>
          </table:table-cell>
          <table:table-cell office:value-type="string" calcext:value-type="string">
            <text:p>Taxa de Transmis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  <calcext:sparkline-groups>
          <calcext:sparkline-group calcext:id="{2F02F556-670C-4F6C-ADD5-0F4499DCA7F6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lanilha1.B1" calcext:data-range="Planilha1.A1:Planilha1.A1"/>
              <calcext:sparkline calcext:cell-address="Planilha1.B2" calcext:data-range="Planilha1.A2:Planilha1.A2"/>
              <calcext:sparkline calcext:cell-address="Planilha1.B3" calcext:data-range="Planilha1.A3:Planilha1.A3"/>
              <calcext:sparkline calcext:cell-address="Planilha1.B4" calcext:data-range="Planilha1.A4:Planilha1.A4"/>
              <calcext:sparkline calcext:cell-address="Planilha1.B5" calcext:data-range="Planilha1.A5:Planilha1.A5"/>
              <calcext:sparkline calcext:cell-address="Planilha1.B6" calcext:data-range="Planilha1.A6:Planilha1.A6"/>
              <calcext:sparkline calcext:cell-address="Planilha1.B7" calcext:data-range="Planilha1.A7:Planilha1.A7"/>
              <calcext:sparkline calcext:cell-address="Planilha1.B8" calcext:data-range="Planilha1.A8:Planilha1.A8"/>
              <calcext:sparkline calcext:cell-address="Planilha1.B9" calcext:data-range="Planilha1.A9:Planilha1.A9"/>
              <calcext:sparkline calcext:cell-address="Planilha1.B10" calcext:data-range="Planilha1.A10:Planilha1.A10"/>
              <calcext:sparkline calcext:cell-address="Planilha1.B11" calcext:data-range="Planilha1.A11:Planilha1.A11"/>
              <calcext:sparkline calcext:cell-address="Planilha1.B12" calcext:data-range="Planilha1.A12:Planilha1.A12"/>
              <calcext:sparkline calcext:cell-address="Planilha1.B13" calcext:data-range="Planilha1.A13:Planilha1.A13"/>
              <calcext:sparkline calcext:cell-address="Planilha1.B14" calcext:data-range="Planilha1.A14:Planilha1.A14"/>
              <calcext:sparkline calcext:cell-address="Planilha1.B15" calcext:data-range="Planilha1.A15:Planilha1.A15"/>
              <calcext:sparkline calcext:cell-address="Planilha1.B16" calcext:data-range="Planilha1.A16:Planilha1.A16"/>
              <calcext:sparkline calcext:cell-address="Planilha1.B17" calcext:data-range="Planilha1.A17:Planilha1.A17"/>
              <calcext:sparkline calcext:cell-address="Planilha1.B18" calcext:data-range="Planilha1.A18:Planilha1.A18"/>
              <calcext:sparkline calcext:cell-address="Planilha1.B19" calcext:data-range="Planilha1.A19:Planilha1.A19"/>
              <calcext:sparkline calcext:cell-address="Planilha1.B20" calcext:data-range="Planilha1.A20:Planilha1.A20"/>
              <calcext:sparkline calcext:cell-address="Planilha1.B21" calcext:data-range="Planilha1.A21:Planilha1.A21"/>
              <calcext:sparkline calcext:cell-address="Planilha1.B22" calcext:data-range="Planilha1.A22:Planilha1.A22"/>
              <calcext:sparkline calcext:cell-address="Planilha1.B23" calcext:data-range="Planilha1.A23:Planilha1.A23"/>
              <calcext:sparkline calcext:cell-address="Planilha1.B24" calcext:data-range="Planilha1.A24:Planilha1.A24"/>
              <calcext:sparkline calcext:cell-address="Planilha1.B25" calcext:data-range="Planilha1.A25:Planilha1.A25"/>
              <calcext:sparkline calcext:cell-address="Planilha1.B26" calcext:data-range="Planilha1.A26:Planilha1.A26"/>
            </calcext:sparklines>
          </calcext:sparkline-group>
        </calcext:sparkline-groups>
      </table:table>
      <table:table table:name="Planilha1_2" table:style-name="ta1">
        <table:shapes>
          <draw:frame draw:z-index="0" draw:style-name="gr1" draw:text-style-name="P1" svg:width="16.001cm" svg:height="9.004cm" svg:x="11.767cm" svg:y="2.258cm">
            <draw:object draw:notify-on-update-of-ranges="Planilha1_2.A1:Planilha1_2.A1 Planilha1_2.A2:Planilha1_2.A26 Planilha1_2.A1:Planilha1_2.B1 Planilha1_2.B2:Planilha1_2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otencia de transmissão</text:p>
          </table:table-cell>
          <table:table-cell office:value-type="string" calcext:value-type="string">
            <text:p>Taxa de Transmis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  <calcext:sparkline-groups>
          <calcext:sparkline-group calcext:id="{2F02F556-670C-4F6C-ADD5-0F4499DCA7F6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lanilha1_2.B1" calcext:data-range="Planilha1.A1:Planilha1.A1"/>
              <calcext:sparkline calcext:cell-address="Planilha1_2.B2" calcext:data-range="Planilha1.A2:Planilha1.A2"/>
              <calcext:sparkline calcext:cell-address="Planilha1_2.B3" calcext:data-range="Planilha1.A3:Planilha1.A3"/>
              <calcext:sparkline calcext:cell-address="Planilha1_2.B9" calcext:data-range="Planilha1.A9:Planilha1.A9"/>
              <calcext:sparkline calcext:cell-address="Planilha1_2.B10" calcext:data-range="Planilha1.A10:Planilha1.A10"/>
              <calcext:sparkline calcext:cell-address="Planilha1_2.B13" calcext:data-range="Planilha1.A13:Planilha1.A13"/>
              <calcext:sparkline calcext:cell-address="Planilha1_2.B15" calcext:data-range="Planilha1.A15:Planilha1.A15"/>
              <calcext:sparkline calcext:cell-address="Planilha1_2.B19" calcext:data-range="Planilha1.A19:Planilha1.A19"/>
              <calcext:sparkline calcext:cell-address="Planilha1_2.B23" calcext:data-range="Planilha1.A23:Planilha1.A23"/>
              <calcext:sparkline calcext:cell-address="Planilha1_2.B4" calcext:data-range="Planilha1.A3:Planilha1.A3"/>
              <calcext:sparkline calcext:cell-address="Planilha1_2.B5" calcext:data-range="Planilha1.A3:Planilha1.A3"/>
              <calcext:sparkline calcext:cell-address="Planilha1_2.B6" calcext:data-range="Planilha1.A3:Planilha1.A3"/>
              <calcext:sparkline calcext:cell-address="Planilha1_2.B7" calcext:data-range="Planilha1.A3:Planilha1.A3"/>
              <calcext:sparkline calcext:cell-address="Planilha1_2.B8" calcext:data-range="Planilha1.A3:Planilha1.A3"/>
              <calcext:sparkline calcext:cell-address="Planilha1_2.B11" calcext:data-range="Planilha1.A10:Planilha1.A10"/>
              <calcext:sparkline calcext:cell-address="Planilha1_2.B12" calcext:data-range="Planilha1.A10:Planilha1.A10"/>
              <calcext:sparkline calcext:cell-address="Planilha1_2.B14" calcext:data-range="Planilha1.A13:Planilha1.A13"/>
              <calcext:sparkline calcext:cell-address="Planilha1_2.B16" calcext:data-range="Planilha1.A15:Planilha1.A15"/>
              <calcext:sparkline calcext:cell-address="Planilha1_2.B17" calcext:data-range="Planilha1.A15:Planilha1.A15"/>
              <calcext:sparkline calcext:cell-address="Planilha1_2.B18" calcext:data-range="Planilha1.A15:Planilha1.A15"/>
              <calcext:sparkline calcext:cell-address="Planilha1_2.B20" calcext:data-range="Planilha1.A19:Planilha1.A19"/>
              <calcext:sparkline calcext:cell-address="Planilha1_2.B21" calcext:data-range="Planilha1.A19:Planilha1.A19"/>
              <calcext:sparkline calcext:cell-address="Planilha1_2.B22" calcext:data-range="Planilha1.A19:Planilha1.A19"/>
              <calcext:sparkline calcext:cell-address="Planilha1_2.B24" calcext:data-range="Planilha1.A23:Planilha1.A23"/>
              <calcext:sparkline calcext:cell-address="Planilha1_2.B25" calcext:data-range="Planilha1.A23:Planilha1.A23"/>
              <calcext:sparkline calcext:cell-address="Planilha1_2.B26" calcext:data-range="Planilha1.A23:Planilha1.A23"/>
            </calcext:sparklines>
          </calcext:sparkline-group>
        </calcext:sparkline-groups>
      </table:table>
      <table:table table:name="Planilha1_2_2" table:style-name="ta1">
        <table:shapes>
          <draw:frame draw:z-index="0" draw:style-name="gr1" draw:text-style-name="P1" svg:width="16.001cm" svg:height="9.004cm" svg:x="11.767cm" svg:y="2.258cm">
            <draw:object draw:notify-on-update-of-ranges="Planilha1_2_2.A1:Planilha1_2_2.A1 Planilha1_2_2.A2:Planilha1_2_2.A26 Planilha1_2_2.A1:Planilha1_2_2.B1 Planilha1_2_2.B2:Planilha1_2_2.B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Largura de Banda</text:p>
          </table:table-cell>
          <table:table-cell table:style-name="Default" office:value-type="string" calcext:value-type="string">
            <text:p>Taxa de transmissão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 table:number-rows-repeated="15">
          <table:table-cell table:style-name="Default" table:number-columns-repeated="2"/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  <calcext:sparkline-groups>
          <calcext:sparkline-group calcext:id="{2F02F556-670C-4F6C-ADD5-0F4499DCA7F6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/>
          </calcext:sparkline-group>
        </calcext:sparkline-groups>
      </table:table>
      <table:table table:name="Planilha1_2_2_2" table:style-name="ta1">
        <table:shapes>
          <draw:frame draw:z-index="0" draw:style-name="gr1" draw:text-style-name="P1" svg:width="16.001cm" svg:height="9.004cm" svg:x="11.767cm" svg:y="2.258cm">
            <draw:object draw:notify-on-update-of-ranges="Planilha1_2_2_2.A1:Planilha1_2_2_2.A1 Planilha1_2_2_2.A2:Planilha1_2_2_2.A26 Planilha1_2_2_2.A1:Planilha1_2_2_2.B1 Planilha1_2_2_2.B2:Planilha1_2_2_2.B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Largura de Banda</text:p>
          </table:table-cell>
          <table:table-cell table:style-name="Default" office:value-type="string" calcext:value-type="string">
            <text:p>Taxa de transmissão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49" calcext:value-type="float">
            <text:p>149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4" calcext:value-type="float">
            <text:p>184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30" calcext:value-type="float">
            <text:p>230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75" calcext:value-type="float">
            <text:p>275</text:p>
          </table:table-cell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98" calcext:value-type="float">
            <text:p>398</text:p>
          </table:table-cell>
        </table:table-row>
        <table:table-row table:style-name="ro1" table:number-rows-repeated="18">
          <table:table-cell table:style-name="Default" table:number-columns-repeated="2"/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1:Planilha1.B26" table:display-filter-buttons="true"/>
        <table:database-range table:name="__Anonymous_Sheet_DB__1" table:target-range-address="Planilha1_2.A1:Planilha1_2.B26" table:display-filter-buttons="true"/>
        <table:database-range table:name="__Anonymous_Sheet_DB__2" table:target-range-address="Planilha1_2_2.A1:Planilha1_2_2.B26" table:display-filter-buttons="true"/>
        <table:database-range table:name="__Anonymous_Sheet_DB__3" table:target-range-address="Planilha1_2_2_2.A1:Planilha1_2_2_2.B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6:42:52.550000000</meta:creation-date>
    <dc:date>2023-06-23T17:45:57.035000000</dc:date>
    <meta:editing-duration>PT1H3M11S</meta:editing-duration>
    <meta:editing-cycles>1</meta:editing-cycles>
    <meta:document-statistic meta:table-count="4" meta:cell-count="142" meta:object-count="4"/>
    <meta:generator>LibreOffice/7.5.3.2$Windows_X86_64 LibreOffice_project/9f56dff12ba03b9acd7730a5a481eea045e468f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column-mapping="" chart:style-name="ch1">
        <chart:legend chart:legend-position="end" svg:x="10.564cm" svg:y="4.004cm" style:legend-expansion="high" chart:style-name="ch2"/>
        <chart:plot-area chart:style-name="ch3" table:cell-range-address="Planilha1.A1:Planilha1.A26 Planilha1.A1:Planilha1.B1 Planilha1.B2:Planilha1.B26" chart:data-source-has-labels="both" svg:x="0.32cm" svg:y="0.18cm" svg:width="9.924cm" svg:height="8.645cm">
          <chart:coordinate-region svg:x="0.941cm" svg:y="0.379cm" svg:width="9.116cm" svg:height="7.799cm"/>
          <chart:axis chart:dimension="x" chart:name="primary-x" chart:style-name="ch4" chartooo:axis-type="auto">
            <chart:categories table:cell-range-address="Planilha1.A1:Planilha1.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26" chart:label-cell-address="Planilha1.A1:Planilha1.B1" chart:class="chart:scatter">
            <chart:domain table:cell-range-address="Planilha1.A2:Planilha1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otencia de transmissão Taxa de Transmissão</text:p>
                <text:list>
                  <text:list-item>
                    <text:p>Potencia de transmissão</text:p>
                  </text:list-item>
                  <text:list-item>
                    <text:p>Taxa de Transmissão</text:p>
                  </text:list-item>
                </text:list>
                <draw:g>
                  <svg:desc>Planilha1.A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tencia de transmissão</text:p>
                <draw:g>
                  <svg:desc>Planilha1.A1:Planilha1.A1</svg:desc>
                </draw:g>
              </table:table-cell>
              <table:table-cell office:value-type="float" office:value="1">
                <text:p>1</text:p>
                <draw:g>
                  <svg:desc>Planilha1.A2:Planilha1.A26</svg:desc>
                </draw:g>
              </table:table-cell>
              <table:table-cell office:value-type="float" office:value="33">
                <text:p>33</text:p>
                <draw:g>
                  <svg:desc>Planilha1.B2:Planilha1.B2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0.564cm" svg:y="4.004cm" style:legend-expansion="high" chart:style-name="ch2"/>
        <chart:plot-area chart:style-name="ch3" table:cell-range-address="Planilha1_2.A1:Planilha1_2.A26 Planilha1_2.A1:Planilha1_2.B1 Planilha1_2.B2:Planilha1_2.B26" chart:data-source-has-labels="both" svg:x="0.32cm" svg:y="0.18cm" svg:width="9.924cm" svg:height="8.645cm">
          <chart:coordinate-region svg:x="1.127cm" svg:y="0.379cm" svg:width="8.931cm" svg:height="7.799cm"/>
          <chart:axis chart:dimension="x" chart:name="primary-x" chart:style-name="ch4" chartooo:axis-type="auto">
            <chart:categories table:cell-range-address="Planilha1_2.A1:Planilha1_2.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_2.B2:Planilha1_2.B26" chart:label-cell-address="Planilha1_2.A1:Planilha1_2.B1" chart:class="chart:scatter">
            <chart:domain table:cell-range-address="Planilha1_2.A2:Planilha1_2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otencia de transmissão Taxa de Transmissão</text:p>
                <text:list>
                  <text:list-item>
                    <text:p>Potencia de transmissão</text:p>
                  </text:list-item>
                  <text:list-item>
                    <text:p>Taxa de Transmissão</text:p>
                  </text:list-item>
                </text:list>
                <draw:g>
                  <svg:desc>Planilha1_2.A1:Planilha1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tencia de transmissão</text:p>
                <draw:g>
                  <svg:desc>Planilha1_2.A1:Planilha1_2.A1</svg:desc>
                </draw:g>
              </table:table-cell>
              <table:table-cell office:value-type="float" office:value="1">
                <text:p>1</text:p>
                <draw:g>
                  <svg:desc>Planilha1_2.A2:Planilha1_2.A26</svg:desc>
                </draw:g>
              </table:table-cell>
              <table:table-cell office:value-type="float" office:value="0">
                <text:p>0</text:p>
                <draw:g>
                  <svg:desc>Planilha1_2.B2:Planilha1_2.B2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98">
                <text:p>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1.199cm" svg:y="4.004cm" style:legend-expansion="high" chart:style-name="ch2"/>
        <chart:plot-area chart:style-name="ch3" table:cell-range-address="Planilha1_2_2.A1:Planilha1_2_2.A26 Planilha1_2_2.A1:Planilha1_2_2.B1 Planilha1_2_2.B2:Planilha1_2_2.B26" chart:data-source-has-labels="both" svg:x="0.32cm" svg:y="0.18cm" svg:width="10.559cm" svg:height="8.645cm">
          <chart:coordinate-region svg:x="1.047cm" svg:y="0.379cm" svg:width="9.552cm" svg:height="7.799cm"/>
          <chart:axis chart:dimension="x" chart:name="primary-x" chart:style-name="ch4" chartooo:axis-type="auto">
            <chart:categories table:cell-range-address="Planilha1_2_2.A1:Planilha1_2_2.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_2_2.B2:Planilha1_2_2.B26" chart:label-cell-address="Planilha1_2_2.A1:Planilha1_2_2.B1" chart:class="chart:scatter">
            <chart:domain table:cell-range-address="Planilha1_2_2.A2:Planilha1_2_2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Largura de Banda Taxa de transmissão</text:p>
                <text:list>
                  <text:list-item>
                    <text:p>Largura de Banda</text:p>
                  </text:list-item>
                  <text:list-item>
                    <text:p>Taxa de transmissão</text:p>
                  </text:list-item>
                </text:list>
                <draw:g>
                  <svg:desc>Planilha1_2_2.A1:Planilha1_2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ura de Banda</text:p>
                <draw:g>
                  <svg:desc>Planilha1_2_2.A1:Planilha1_2_2.A1</svg:desc>
                </draw:g>
              </table:table-cell>
              <table:table-cell office:value-type="float" office:value="10">
                <text:p>10</text:p>
                <draw:g>
                  <svg:desc>Planilha1_2_2.A2:Planilha1_2_2.A26</svg:desc>
                </draw:g>
              </table:table-cell>
              <table:table-cell office:value-type="float" office:value="0">
                <text:p>0</text:p>
                <draw:g>
                  <svg:desc>Planilha1_2_2.B2:Planilha1_2_2.B26</svg:desc>
                </draw:g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1.199cm" svg:y="4.004cm" style:legend-expansion="high" chart:style-name="ch2"/>
        <chart:plot-area chart:style-name="ch3" table:cell-range-address="Planilha1_2_2_2.A1:Planilha1_2_2_2.A26 Planilha1_2_2_2.A1:Planilha1_2_2_2.B1 Planilha1_2_2_2.B2:Planilha1_2_2_2.B26" chart:data-source-has-labels="both" svg:x="0.32cm" svg:y="0.18cm" svg:width="10.559cm" svg:height="8.645cm">
          <chart:coordinate-region svg:x="1.127cm" svg:y="0.379cm" svg:width="9.565cm" svg:height="7.799cm"/>
          <chart:axis chart:dimension="x" chart:name="primary-x" chart:style-name="ch4" chartooo:axis-type="auto">
            <chart:categories table:cell-range-address="Planilha1_2_2_2.A1:Planilha1_2_2_2.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_2_2_2.B2:Planilha1_2_2_2.B26" chart:label-cell-address="Planilha1_2_2_2.A1:Planilha1_2_2_2.B1" chart:class="chart:scatter">
            <chart:domain table:cell-range-address="Planilha1_2_2_2.A2:Planilha1_2_2_2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Largura de Banda Taxa de transmissão</text:p>
                <text:list>
                  <text:list-item>
                    <text:p>Largura de Banda</text:p>
                  </text:list-item>
                  <text:list-item>
                    <text:p>Taxa de transmissão</text:p>
                  </text:list-item>
                </text:list>
                <draw:g>
                  <svg:desc>Planilha1_2_2_2.A1:Planilha1_2_2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ura de Banda</text:p>
                <draw:g>
                  <svg:desc>Planilha1_2_2_2.A1:Planilha1_2_2_2.A1</svg:desc>
                </draw:g>
              </table:table-cell>
              <table:table-cell office:value-type="float" office:value="10">
                <text:p>10</text:p>
                <draw:g>
                  <svg:desc>Planilha1_2_2_2.A2:Planilha1_2_2_2.A26</svg:desc>
                </draw:g>
              </table:table-cell>
              <table:table-cell office:value-type="float" office:value="55">
                <text:p>55</text:p>
                <draw:g>
                  <svg:desc>Planilha1_2_2_2.B2:Planilha1_2_2_2.B26</svg:desc>
                </draw:g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